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cf66" officeooo:paragraph-rsid="0016c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a prueb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2:39:02.489473153</meta:creation-date>
    <dc:date>2023-02-15T12:39:48.793830455</dc:date>
    <meta:editing-duration>PT46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6.4.7.2$Linux_X86_64 LibreOffice_project/40$Build-2</meta:generator>
  </office:meta>
</office:document-meta>
</file>